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049cm" fo:margin-bottom="0.049cm" style:contextual-spacing="false" fo:line-height="100%" fo:text-align="justify" style:justify-single-word="false"/>
    </style:style>
    <style:style style:name="P2" style:family="paragraph" style:parent-style-name="Standard" style:master-page-name="Standard">
      <style:paragraph-properties fo:margin-top="0.049cm" fo:margin-bottom="0.049cm" style:contextual-spacing="false" fo:line-height="100%" fo:text-align="justify" style:justify-single-word="false" style:page-number="auto"/>
    </style:style>
    <style:style style:name="T1" style:family="text">
      <style:text-properties fo:font-size="12pt" style:font-name-asian="Times New Roman" style:font-size-asian="12pt" style:language-asian="pl" style:country-asian="PL" style:font-name-complex="Times New Roman" style:font-size-complex="12pt"/>
    </style:style>
    <style:style style:name="T2" style:family="text">
      <style:text-properties fo:font-size="12pt" fo:font-weight="bold" style:font-name-asian="Times New Roman" style:font-size-asian="12pt" style:language-asian="pl" style:country-asian="PL" style:font-weight-asian="bold" style:font-name-complex="Times New Roman"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GoBack"/><text:span text:style-name="T1">3 kwietnia 1992 r.</text:span></text:p>
      <text:p text:style-name="P1"><text:span text:style-name="T2">Minister Finansów Andrzej Olechowski:</text:span></text:p>
      <text:p text:style-name="P1"><text:span text:style-name="T1">    Dziękuję, panie marszałku.</text:span></text:p>
      <text:p text:style-name="P1"><text:span text:style-name="T1">    Panie Prezydencie! Wysoki Sejmie! Z upoważnienia Rady Ministrów przedkładam Wysokiej Izbie rządowy projekt ustawy budżetowej na rok 1992. Swoje wystąpienie chciałbym rozpocząć od przypomnienia kilku oczywistych, surowych faktów, które winny stanowić ramy dyskusji budżetowej. Ich zignorowanie oznaczałoby utratę poczucia realizmu.</text:span></text:p>
      <text:p text:style-name="P1"><text:span text:style-name="T1">    Po pierwsze, nasza gospodarka jest bardzo niewydajna, a dwa ostatnie lata znacznie osłabiły całe jej sektory. Producenci wymagają restrukturyzacji i nie można podnosić i tak już poważnie ich obarczających podatków. Podwyższanie dochodów ponad zaplanowaną wielkość wydaje się zatem niemożliwe.</text:span></text:p>
      <text:p text:style-name="P1"><text:span text:style-name="T1">    Po drugie, państwo obciążone jest zobowiązaniami przerastającymi jego możliwości. Część z nich wynika z uzyskanych groźbą lub prośbą od komunistycznych rządów uprawnień i przywilejów, często niewłaściwie adresowanych i bardzo często nadużywanych. To nie jest kwestia obecnych trudności, to jest problem elementarnych zasad sprawiedliwości. Nie chodzi tu oczywiście o świadczenia dla osób, które na nie zapracowały albo które potrzebują pomocy państwa. Nie można jednak zaakceptować faktu, że z najwyższych chyba w świecie składek na cele socjalne, a więc pieniędzy pracowników, płacimy zasiłki pracującym ˝na czarno˝ bezrobotnym, zdolnym do pracy rencistom i najmłodszym w Europie emerytom.</text:span></text:p>
      <text:p text:style-name="P1"><text:span text:style-name="T1">    Państwo musi respektować swoje zobowiązania. Jest to podstawowy warunek jego wiarygodności i fundament stabilności. Dlatego musimy zapewnić, by świadczenia państwa zgodne były z jego możliwościami. Obniżenie świadczeń jest więc konieczne i sprawiedliwe.</text:span></text:p>
      <text:p text:style-name="P1"><text:span text:style-name="T1">    Po trzecie, rośnie obciążenie skarbu państwa długiem publicznym. Ciąży na nas ogromny dług zagraniczny, a wraz z deficytem budżetu narasta też dług krajowy. Bez zahamowania tej tendencji budżetowi grozi już w niedalekiej przyszłości sytuacja człowieka, którego całe dochody wystarczają li tylko na spłatę przejedzonych w przeszłości kredytów. Zwiększenie deficytu ponad proponowaną wielkość wydaje się więc nieodpowiedzialne.</text:span></text:p>
      <text:p text:style-name="P1"><text:span text:style-name="T1">    Po czwarte wreszcie, w gospodarce nie ma cudownych recept i przypadkowych sukcesów. Szanse na powodzenie daje tylko polityka racjonalna i konsekwentnie realizowana. Szukanie dróg na skróty jest oszukiwaniem samych siebie.</text:span></text:p>
      <text:p text:style-name="P1"><text:span text:style-name="T1">    Wysoki Sejmie! Projekt budżetu winien być rozważony w kontekście całej polityki gospodarczej rządu w br. Jest ona podporządkowana dwóm trudnym zadaniom - przełamaniu recesji i przyspieszeniu rozwoju gospodarki oraz zapobieżeniu rysującej się coraz wyraźniej katastrofie finansów publicznych. Chcielibyśmy, by analiza tej polityki stała się kluczowym punktem debaty budżetowej. Jej aprobata przez Wysoką Izbę stanowić będzie podstawę do podjęcia licznych przedsięwzięć, które rząd uważa za trudne, ale i niezbędne.</text:span></text:p>
      <text:p text:style-name="P1"><text:span text:style-name="T1">    Podstawowe założenia zostały już Wysokiej Izbie przedstawione. Ich średniookresowy kontekst zostanie zaprezentowany w dokumencie, który będzie dostarczony w najbliższych dniach. Dzisiaj chciałbym skoncentrować się na 5 programach konkretnych działań, które winny zatrzymać recesję i pobudzić aktywność gospodarczą.</text:span></text:p>
      <text:p text:style-name="P1"><text:span text:style-name="T1">    Pierwszy obejmuje działania proeksportowe. Jego celem jest wzrost eksportu netto, tj. nadwyżki w handlu zagranicznym. Głównym instrumentem jest tu polityka </text:span><text:soft-page-break/><text:span text:style-name="T1">kursowa prowadzona tak, aby zapewnić międzynarodową konkurencyjność efektywnych eksporterów. Podkreślam słowo ˝efektywnych˝. Śpieszę też oświadczyć, że nie zamierzamy dopuścić do pojawienia się dewastującego gospodarkę sprzężenia zwrotnego dewaluacja - inflacja - dewaluacja. W tym celu będziemy energicznie działać na rzecz miarkowania wzrostu wynagrodzeń, m.in. poprzez bezpośrednie jego ograniczanie w spółkach z udziałem skarbu państwa, w tym w bankach. Jest bardzo istotne, aby związek między wzrostem płac a wychodzeniem z recesji i stabilnością złotego dostrzegli wszyscy pracownicy i ich przedstawiciele związkowi i polityczni. Domaganie się podwyżek wynagrodzeń nie uzasadnionych wzrostem wydajności jest działaniem na rzecz recesji, bezrobocia i utraty wartości pieniądza.</text:span></text:p>
      <text:p text:style-name="P1"><text:span text:style-name="T1">    Uzupełnieniem polityki kursowej będą takie proeksportowe działania, jak ulgi podatkowe i programy promocyjne. W zależności od rozwoju handlu zagranicznego rozważymy też celowość ograniczenia importu produktów konsumpcyjnych. Ewentualne wprowadzenie ograniczeń musiałoby być, rzecz oczywista, poprzedzone zgodą naszych partnerów handlowych.</text:span></text:p>
      <text:p text:style-name="P1"><text:span text:style-name="T1">    Drugi program obejmuje działania proinwestycyjne. Najważniejszą i chyba jedyną skuteczną formą zachęty do inwestowania jest niska stopa procentowa. Ta z kolei zależna jest od poziomu inflacji i stanu rezerw dewizowych. Jeśli utrzyma się tendencja z lutego i marca, gdy ceny wzrastały o około 2% miesięcznie, i jeśli omówione działania proeksportowe przyniosą oczekiwane wyniki, będzie można nakłaniać Narodowy Bank Polski do obniżenia stopy procentowej z obecnego poziomu 3,33% miesięcznie do około 2%. Byłby to silny, ożywczy impuls dla gospodarki. I znów, w sposób bezpośredni zamiar ten zależny będzie od tempa wzrostu wynagrodzeń za pracę.</text:span></text:p>
      <text:p text:style-name="P1"><text:span text:style-name="T1">    Wsparcie działalności inwestycyjnej będzie też podstawowym celem ˝Programu kredytu publicznego dla rozwoju˝. Polegać on ma na stworzeniu lub dofinansowaniu sieci instytucji finansowych, których zadaniem będzie pomoc w restrukturyzacji i rozwoju przedsiębiorczości. W jego ramach chcemy między innymi:</text:span></text:p>
      <text:p text:style-name="P1"><text:span text:style-name="T1">    - rozwinąć na znaczącą skalę podaż niewielkich kredytów dla małych i średnich przedsiębiorstw;</text:span></text:p>
      <text:p text:style-name="P1"><text:span text:style-name="T1">    - zapoczątkować ożywienie przedsiębiorczości w środowisku wiejskim poprzez udostępnienie środków na finansowanie udziałów kapitałowych w małych przedsięwzięciach podejmowanych w otoczeniu rolnictwa;</text:span></text:p>
      <text:p text:style-name="P1"><text:span text:style-name="T1">    - stworzyć znaczący fundusz gwarancyjny skarbu państwa, który między innymi umożliwi firmom nie posiadającym wystarczającej wiarygodności kredytowej dokonywanie transakcji eksportowych i wchodzenie w przedsięwzięcia typu joint ventures;</text:span></text:p>
      <text:p text:style-name="P1"><text:span text:style-name="T1">    - wreszcie, energicznie podjąć konkretne, duże projekty infrastrukturalne, takie na przykład jak budowa autostrad. W tym celu zamierzamy stworzyć specjalny departament w Polskim Banku Rozwoju, który będzie ogniskował aktywność w tej dziedzinie i opiniował projekty wymagające wsparcia przez skarb państwa.</text:span></text:p>
      <text:p text:style-name="P1"><text:span text:style-name="T1">    Środki, jakie możemy w tym roku przeznaczyć na ˝Program kredytu publicznego dla rozwoju˝, są niewielkie. Chcemy jednak, by odegrały one rolę magnesu, który przyciągnie dużo większe środki zagraniczne. Mamy tu już wiarygodne zapewnienia potencjalnych kredytodawców. Słabe i niespójne wykorzystanie zagranicznych kredytów było do dzisiaj jednym z najsłabszych punktów polityki gospodarczej. W najbliższym czasie zamierzam powołać pełnomocnika do spraw ˝Programu kredytu publicznego dla rozwoju˝.</text:span></text:p>
      <text:p text:style-name="P1"><text:soft-page-break/><text:span text:style-name="T1">    Trzeci program to działania na rzecz restrukturyzacji. Najważniejszym instrumentem restrukturyzacji pozostaje oczywiście prywatyzacja - tylko ona może przynieść kompleksową, trwałą poprawę efektywności gospodarki. Prywatyzacja ulegnie w tym roku przyspieszeniu, o czym świadczy choćby zaplanowanie dużego wzrostu dochodów budżetowych z nią związanych.</text:span></text:p>
      <text:p text:style-name="P1"><text:span text:style-name="T1">    Podejmiemy też i inne, bardzo szerokie i radykalne działania restrukturyzacyjne. W najbliższym czasie rząd przedstawi Wysokiej Izbie projekt kompleksowej operacji restrukturyzacji finansowej przedsiębiorstw i banków. Polegać ona będzie na równoczesnym przeprowadzeniu dużej liczby postępowań układowych w celu wzajemnego rozliczenia, redukcji i restrukturyzacji zobowiązań między budżetem, bankami i przedsiębiorstwami. Skarb państwa będzie uczestniczył w tych rozliczeniach na równi z innymi stronami, wspierając przez częściowe umorzenie swych należności przedsiębiorstwa zdolne do wdrożenia skutecznych programów naprawczych. Skarb państwa zapewni też bankom takie zwiększenie ich kapitału, które pozwoli zachować solidną płynność i wypłacalność mimo umorzenia tych kredytów. Efektem operacji powinno być zmniejszenie kosztów finansowych przedsiębiorstw oraz otwarcie drogi do restrukturyzacji dla przedsiębiorstw z szansami na rozwój. Zdjęcie z banków ciężaru złych długów umożliwi im odegranie bardziej aktywnej roli w procesie przekształcania gospodarki. Prace nad tym programem prowadzimy wspólnie z Bankiem Światowym, który wesprze go znacznym kredytem.</text:span></text:p>
      <text:p text:style-name="P1"><text:span text:style-name="T1">    Drugi ważny program restrukturyzacyjny dotyczyć będzie rynku mieszkaniowego. Nie trzeba wyjaśniać, jak poważne znaczenie będzie on miał dla pobudzenia gospodarki. Rząd przedstawi koncepcję pierwszego etapu tego programu, a mianowicie szerokiej prywatyzacji komunalnych, zakładowych i spółdzielczych zasobów mieszkaniowych.</text:span></text:p>
      <text:p text:style-name="P1"><text:span text:style-name="T1">    Prywatyzacja mieszkań spółdzielczych opierać się będzie na zwrocie części umorzonych kredytów mieszkaniowych w zamian za pełne prawo własności do zajmowanego mieszkania. Celem jest tu stworzenie dużego rynku mieszkaniowego, usprawnienie zarządzania i obniżenie kosztów utrzymania mieszkań, a także pozyskanie środków na wsparcie budownictwa mieszkaniowego. W pierwszej kolejności zostaną one skierowane na restrukturyzację istniejącego zadłużenia z tytułu kredytów na budownictwo mieszkaniowe, co umożliwi przejście na nowy, bardziej racjonalny system finansowania tego budownictwa. </text:span></text:p>
      <text:p text:style-name="P1"><text:span text:style-name="T1">    Czwarty program, Wysoki Sejmie, obejmie działania zwiększające opłacalność produkcji. Najważniejszym z nich będzie przeciwdziałanie nadmiernemu wzrostowi kosztów pracy. Oprócz tak ważnego dla całości działań antyrecesyjnych hamowania wzrostu wynagrodzeń podejmiemy też kroki w celu stopniowego zmniejszania obciążenia pracodawców kosztami bezpieczeństwa socjalnego; rozpoczniemy kapitalizację Zakładu Ubezpieczeń Społecznych i zaproponujemy podział składki na cele socjalne między pracodawców i pracobiorców.</text:span></text:p>
      <text:p text:style-name="P1"><text:span text:style-name="T1">    Zgodnie z założeniami polityki społeczno-gospodarczej ograniczamy wzrost cen kontrolowanych, w tym przede wszystkim cen nośników energii. Podjęliśmy już też prace nad trwałym systemem stanowienia tych cen, który pozwoli na ich uwolnienie bez narażenia użytkowników na praktyki monopolistyczne.</text:span></text:p>
      <text:p text:style-name="P1"><text:span text:style-name="T1">    Opłacalność produkcji i inwestycji zwiększona zostanie również w wyniku proponowanych zmian w systemie podatkowym. Od połowy roku zamierzamy obniżyć o prawie 55% obciążenia z tytułu dywidendy, w tym samym czasie powinny wejść w życie nowe zasady opodatkowania wzrostu wynagrodzeń. W efekcie </text:span><text:soft-page-break/><text:span text:style-name="T1">płatności obciążające zysk netto przedsiębiorstw będą w 1992 roku, w ujęciu realnym, o około 60% mniejsze niż w roku 1991.</text:span></text:p>
      <text:p text:style-name="P1"><text:span text:style-name="T1">    W najbliższym czasie podejmiemy też energiczne programy uzdrowienia państwowych przedsiębiorstw transportowych, w pierwszym rzędzie Polskich Kolei Państwowych i Polskich Linii Lotniczych ˝Lot˝, które zracjonalizują ceny świadczonych przez nie usług.</text:span></text:p>
      <text:p text:style-name="P1"><text:span text:style-name="T1">    Piąty program to reforma sektora publicznego. Również i ona spowoduje obniżenie kosztów producentów, tyle że przyszłych, bowiem pozwoli uniknąć - nieuniknionego w przeciwnym wypadku - zwiększenia podatków. Na program reformy złożą się głębokie przeobrażenia w całej sferze budżetowej, od wydatków socjalnych począwszy, poprzez zasady funkcjonowania oświaty, szkolnictwa wyższego, ochrony zdrowia, a na racjonalizacji zamówień i wydatków rzeczowych ze środków publicznych skończywszy. Szczegółowe zamierzenia przedstawią właściwi ministrowie w trakcie prac komisji sejmowych.</text:span></text:p>
      <text:p text:style-name="P1"><text:span text:style-name="T1">    Wiele z tych zamierzeń natrafi na opór dotkniętych nimi grup zawodowych. Jesteśmy jednak przekonani, że opinia publiczna rozpozna w tych oszczędnościach i reformach ich prawdziwy charakter - inwestycji w przyszłość. Rozpozna początek drogi prowadzącej od fatalnie zorganizowanej, sztywnej w funkcjonowaniu i przywilejach, niezadowolonej z wykonywanej pracy i pozycji społecznej sfery budżetowej do nowoczesnego, efektywnego sektora publicznego, świadczącego usługi, których koszt, ilość i jakość będą na poziomie wydatków i oczekiwań podatników.</text:span></text:p>
      <text:p text:style-name="P1"><text:span text:style-name="T1">    Wysoka Izbo! W kontekście powyższego rząd proponuje ustalenie dochodów budżetu państwa na poziomie ok. 338 bln zł. Jest to co prawda aż o 55% więcej niż w 1991 roku, ale wzrost ten wynika w dużym stopniu z wprowadzenia podatku dochodowego od osób fizycznych. Podatek ten da budżetowi dodatkowe wpływy, ale też i spowoduje dodatkowe wydatki wynikające z opodatkowania wynagrodzeń w sferze budżetowej, emerytur i rent.</text:span></text:p>
      <text:p text:style-name="P1"><text:span text:style-name="T1">    W strukturze dochodów zachodzą istotne zmiany, zgodne z deklarowanymi kierunkami reformy podatkowej. Podatek obrotowy, mniej ˝recesyjny˝ niż dochodowy, ma przynieść już ponad 1/3 dochodów. Aż dwukrotnie zmaleje udział obciążeń zysku netto przedsiębiorstw; w 1991 roku dywidenda i podatek od wzrostu wynagrodzeń stanowiły około 17% dochodów, w tym tylko 8,5%.</text:span></text:p>
      <text:p text:style-name="P1"><text:span text:style-name="T1">    Istotną nowością w strukturze dochodów budżetu jest oczywiście podatek od dochodów osobistych ludności, który ma dać ponad 21% dochodów budżetowych. Przypomnijmy, że w 1991 roku podatki od płac, wyrównawczy i od wynagrodzeń, stanowiły tylko około 10% dochodów budżetu.</text:span></text:p>
      <text:p text:style-name="P1"><text:span text:style-name="T1">    Inną ważną nowością będą zdecydowane działania na rzecz usprawnienia poboru dochodów budżetowych. Ich efekty trudno oszacować. W najbliższym czasie wystąpimy z projektem integracji służb celnych i podatkowych, stopniowo będą też intensyfikować swą działalność służby kontroli skarbowej. </text:span></text:p>
      <text:p text:style-name="P1"><text:span text:style-name="T1">    Nie zwiększając obciążeń podatkowych dążyć będziemy konsekwentnie do radykalnego ograniczenia zjawiska uchylania się od płacenia podatków. Choć działać będziemy bardzo energicznie, jest dla mnie oczywiste, że nie osiągniemy przełomu bez zmiany społecznego podejścia do podatków, bez zrozumienia związku między podatkami a poziomem usług socjalnych, bez uświadomienia wszystkim, że uchylający się od płacenia podatków okradają nie abstrakcyjne państwo, a krewnych i sąsiadów.</text:span></text:p>
      <text:p text:style-name="P1"><text:soft-page-break/><text:span text:style-name="T1">    Wydatki rząd proponuje ustalić na poziomie blisko 404 bln zł. Przeszłe zobowiązania państwa powodują, że struktura wydatków nie zmienia się tak korzystnie, jak struktura dochodów. Co więcej, w budżecie 1992 r. będą nadal widoczne, mimo wszystkich przedsięwzięć przeciwdziałających, niebezpieczne tendencje z ostatnich lat.</text:span></text:p>
      <text:p text:style-name="P1"><text:span text:style-name="T1">    Na ubezpieczenia społeczne i opiekę społeczną, razem z dotacją na Fundusz Pracy, przeznaczamy w tym roku prawie 27% wszystkich wydatków, podczas gdy w 1991 r. tylko 20,5%. Około 14% przeznaczymy, podobnie jak w ubiegłym roku, na ochronę zdrowia. Wzrośnie nieco udział wydatków na bezpieczeństwo publiczne, wymiar sprawiedliwości i administrację państwową. Nieznaczne zmniejszenie udziału wydatków na oświatę wynika przede wszystkim z przekazania szkół kolejnym 163 gminom.</text:span></text:p>
      <text:p text:style-name="P1"><text:span text:style-name="T1">    Znacznie większe będą w 1992 r. koszty obsługi długu krajowego. Nie stanowią one jeszcze dużej pozycji w budżecie - przeznaczymy na ten cel ok. 4% wydatków - ale sześciokrotny wzrost w ciągu jednego roku jest poważnym sygnałem alarmowym.</text:span></text:p>
      <text:p text:style-name="P1"><text:span text:style-name="T1">    Całkowite wydatki budżetu na rzecz sektora produkcyjnego wyniosą ok. 40 bln zł, czyli ponad 3% produktu krajowego. Na następne 15 bln zł można oszacować ujemne dla budżetu - ale zasilające sektor produkcyjny - efekty zmian w systemie podatkowym i ulg podatkowych. Łącznie budżet przekaże więc na rzecz jednostek gospodarczych, bezpośrednio lub pośrednio, to znaczy rezygnując z dochodów, około 55 bln zł. Kwota ta nie obejmuje przyszłych zobowiązań skarbu państwa, jakie wynikną z operacji restrukturyzacji finansowej banków i przedsiębiorstw.</text:span></text:p>
      <text:p text:style-name="P1"><text:span text:style-name="T1">    Budżet w proponowanej wersji zamyka się deficytem wynoszącym 65,5 bln zł, czyli ok. 5% planowanego produktu krajowego brutto. Będzie on sfinansowany głównie ze źródeł krajowych, choć zabiegamy o szerszą pomoc zagraniczną dla Polski. Solidna, konsekwentna polityka budżetowa będzie ważnym argumentem przy naszych staraniach o zagranicznie, a więc nieinflacyjne i nierecesyjne, zasilenie budżetu. Musimy bowiem pamiętać, że zwiększanie deficytu jest równoznaczne z ograniczaniem kredytu dla przedsiębiorstw lub nasilaniem groźby wysokiej inflacji z jej wszystkimi konsekwencjami gospodarczymi i społecznymi.</text:span></text:p>
      <text:p text:style-name="P1"><text:span text:style-name="T1">    Wysoki Sejmie! Projekt budżetu rodził się z trudem, w ostrych dyskusjach i sporach. Rezultat wydaje się gorzki. Dla wielu, w Sejmie i poza nim, będzie trudny do akceptacji. Ma jednak dwie ważne zalety: jest realny i stwarza szanse na przełamanie kryzysu. Jest budżetem wiarygodnej nadziei. O jego wiarygodności świadczą wyniki wykonania budżetu w I kwartale, choć ze względu na nierównomierny rozkład dochodów w roku zrealizowano ok. 18,5% planu rocznego. Według wstępnych ocen dochody budżetowe wyniosły ok. 62 bln zł, dysponentom budżetu przekazano zaś ok. 78 bln zł. Głównym źródeł finansowania, które w przybliżeniu odpowiada przyjętemu w ustawie, była sprzedaż bonów skarbowych.</text:span></text:p>
      <text:p text:style-name="P1"><text:span text:style-name="T1">    Na marginesie należy zauważyć, że główną przyczyną niższych, niż planowano dochodów było opóźnienie zapowiadanych w ustawie zmian w podatku obrotowym, spowodowane koniecznością uzgodnień z centralami związkowymi. W związku z opóźnieniem tym rodzi się ważne pytanie o słuszność poddawania takim uzgodnieniom rozwiązań zatwierdzonych przez Sejm.</text:span></text:p>
      <text:p text:style-name="P1"><text:span text:style-name="T1">    Drugim potwierdzeniem wiarygodności budżetu są opinie międzynarodowych instytucji finansowych. W szczególności, według zapewnień kierownictwa Międzynarodowego Funduszu Walutowego, podstawowe wielkości, to jest sumy dochodów, wydatków i wynikający z nich deficyt oraz główne kierunki polityki budżetowej proponowanej przez rząd, nie będą stanowiły przeszkody w negocjacjach nad wznowieniem przerwanego w ubiegłym roku programu Extended </text:span><text:soft-page-break/><text:span text:style-name="T1">Fund Facility. Przypomnę, że wznowienie tego programu jest formalnym warunkiem kontynuacji redukcji naszego zadłużenia w Klubie Paryskim i wznowienia negocjacji z Klubem Londyńskim oraz podstawowym kryterium oceny wiarygodności naszej polityki gospodarczej przez międzynarodowy świat finansowy.</text:span></text:p>
      <text:p text:style-name="P1"><text:span text:style-name="T1">    Proponowany budżet jest budżetem nadziei, gdyż łączy ograniczenia z reformami, które zaowocują skuteczniejszym i tańszym wywiązywaniem się państwa z jego obowiązków. Jak starałem się to wykazać, zapoczątkowuje też istotną reorientację polityki gospodarczej. Chętnie widzielibyśmy budżet jeszcze bardziej w tym względzie agresywny, wyraźniej nastawiony na wspieranie gospodarki, nie możemy jednakże w sposób odpowiedzialny w tym roku takiego skonstruować.</text:span></text:p>
      <text:p text:style-name="P1"><text:span text:style-name="T1">    Wysoka Izbo! Realizacja przedstawionego budżetu będzie trudna i napięta. W dużej mierze o jej powodzeniu zadecyduje wysiłek Sejmu. Rząd dostarczył informacji o zmianach ustawowych warunkujących realizację budżetu. Czas nagli, pozostało nam już tylko 8 miesięcy, każdy dzień przynosi wymierny koszt.</text:span></text:p>
      <text:p text:style-name="P1"><text:span text:style-name="T1">    Do 25 kwietnia rząd przedłoży pełne projekty postulowanych zmian. Do Sejmu należeć będzie decyzja, czy stworzy szybką, skuteczną procedurę dla ich aprobaty, czy też udzieli rządowi specjalnych pełnomocnictw. Byłoby dobrze, gdyby dzisiejsza dyskusja przyniosła wskazówkę co do ostatecznego rozwiązania w tym względzie.</text:span></text:p>
      <text:p text:style-name="P1"><text:span text:style-name="T1">    Wysoka Izbo! Mam świadomość, że nawet ci spośród posłów, którzy w pełni identyfikują się z rządem, będą akceptowali ten budżet z ciężkim sercem. Jestem jednak przekonany, że tylko taki trudny program daje Polsce szansę, daje realne nadzieje na ruch do przodu. Doceniając powagę sytuacji i trudność wyborów, które przed nami stoją, proszę Wysoką Izbę o akceptację przedstawionych przez rząd kierunków polityki budżetowej, akceptację globalnych rozmiarów dochodów i wydatków budżetu i skierowanie projektu budżetu do komisji sejmowych w celu szczegółowego przeanalizowania propozycji rządowych. Dziękuję za uwagę. (Oklaski)</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pl" fo:country="PL" style:letter-kerning="true" style:font-name-asian="Lucida Sans Unicode"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jtek Białożyt</meta:initial-creator>
    <dc:creator>Wojtek Białożyt</dc:creator>
    <meta:editing-cycles>1</meta:editing-cycles>
    <meta:creation-date>2013-01-09T14:56:00</meta:creation-date>
    <dc:date>2013-01-09T14:57:00</dc:date>
    <meta:editing-duration>PT1S</meta:editing-duration>
    <meta:generator>LibreOffice/3.6$Windows_x86 LibreOffice_project/2ef5aff-a6fb0ff-166bdff-cf087ad-0f1389</meta:generator>
    <meta:document-statistic meta:table-count="0" meta:image-count="0" meta:object-count="0" meta:page-count="6" meta:paragraph-count="47" meta:word-count="2478" meta:character-count="19271" meta:non-whitespace-character-count="1665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